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58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fo:background-color="#ffa6a6"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fo:background-color="#ffa6a6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10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1" table:number-columns-repeated="1022" table:default-cell-style-name="ce2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Direction</text:p>
          </table:table-cell>
          <table:table-cell table:number-columns-repeated="102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Establish connection with device and POS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OUT</text:p>
          </table:table-cell>
          <table:table-cell table:number-columns-repeated="102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Cancel an operation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Upload all data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Ask how many entries exist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7" office:value-type="string" calcext:value-type="string">
            <text:p>Check GSM Status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7" office:value-type="string" calcext:value-type="string">
            <text:p>Check GSM Signal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7" office:value-type="string" calcext:value-type="string">
            <text:p>Send an SMS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8" office:value-type="string" calcext:value-type="string">
            <text:p>Phone number data is incomplete, requesting resend</text:p>
          </table:table-cell>
          <table:table-cell office:value-type="string" calcext:value-type="string">
            <text:p>OUT</text:p>
          </table:table-cell>
          <table:table-cell table:number-columns-repeated="1021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8" office:value-type="string" calcext:value-type="string">
            <text:p>Phone number data is complete</text:p>
          </table:table-cell>
          <table:table-cell office:value-type="string" calcext:value-type="string">
            <text:p>OUT</text:p>
          </table:table-cell>
          <table:table-cell table:number-columns-repeated="1021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8" office:value-type="string" calcext:value-type="string">
            <text:p>Challenge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8" office:value-type="string" calcext:value-type="string">
            <text:p>Invalid passcode, aborting operation</text:p>
          </table:table-cell>
          <table:table-cell office:value-type="string" calcext:value-type="string">
            <text:p>OUT</text:p>
          </table:table-cell>
          <table:table-cell table:number-columns-repeated="1021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8" office:value-type="string" calcext:value-type="string">
            <text:p>Enter new PIN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8" office:value-type="string" calcext:value-type="string">
            <text:p>Ask if device is present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UploadStatus" table:style-name="ta1">
        <table:table-column table:style-name="co1" table:default-cell-style-name="ce2"/>
        <table:table-column table:style-name="co2" table:default-cell-style-name="ce3"/>
        <table:table-column table:style-name="co1" table:number-columns-repeated="1022" table:default-cell-style-name="ce2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eaning</text:p>
          </table:table-cell>
          <table:table-cell table:style-name="ce1"/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active</text:p>
          </table:table-cell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quiring for number of entries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Waiting to receive all data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All data received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Upload interrupted/data incomplete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Processing received data</text:p>
          </table:table-cell>
          <table:table-cell table:number-columns-repeated="1022"/>
        </table:table-row>
        <table:table-row table:style-name="ro1" table:number-rows-repeated="3">
          <table:table-cell/>
          <table:table-cell table:style-name="ce9"/>
          <table:table-cell table:number-columns-repeated="1022"/>
        </table:table-row>
        <table:table-row table:style-name="ro1" table:number-rows-repeated="6">
          <table:table-cell/>
          <table:table-cell table:style-name="ce10"/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0">00/00/0000</text:date>, <text:time style:data-style-name="N2" text:time-value="03:18:10.7578637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3T19:57:53.846743945</meta:creation-date>
    <meta:generator>LibreOffice/6.2.8.2$Linux_X86_64 LibreOffice_project/20$Build-2</meta:generator>
    <dc:date>2019-12-20T03:24:17.584076143</dc:date>
    <meta:editing-duration>P1DT14H8M22S</meta:editing-duration>
    <meta:editing-cycles>30</meta:editing-cycles>
    <meta:document-statistic meta:table-count="2" meta:cell-count="1083" meta:object-count="0"/>
  </office:meta>
</office:document-meta>
</file>